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/>
    </style:style>
    <style:style style:name="P2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paragraph-properties fo:margin-top="1.278in" fo:margin-bottom="0in"/>
      <style:text-properties fo:text-transform="uppercase" fo:font-size="14pt" style:font-size-asian="14pt" style:font-size-complex="14pt"/>
    </style:style>
    <style:style style:name="P8" style:family="paragraph" style:parent-style-name="Standard">
      <style:paragraph-properties fo:margin-top="0.0835in" fo:margin-bottom="0.0835in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margin-left="0in" fo:margin-right="-0.3252in" fo:text-indent="0in" style:auto-text-indent="false"/>
      <style:text-properties fo:text-transform="uppercase" fo:font-size="18pt" style:font-size-asian="18pt" style:font-size-complex="24pt"/>
    </style:style>
    <style:style style:name="P11" style:family="paragraph" style:parent-style-name="Standard">
      <style:paragraph-properties fo:margin-top="0.0138in" fo:margin-bottom="0.028in"/>
      <style:text-properties fo:font-size="13pt" style:font-size-asian="13pt" style:font-size-complex="13pt"/>
    </style:style>
    <style:style style:name="P12" style:family="paragraph" style:parent-style-name="Text_20_body" style:list-style-name="">
      <style:text-properties fo:language="cs" fo:country="CZ"/>
    </style:style>
    <style:style style:name="P13" style:family="paragraph" style:parent-style-name="Text_20_body" style:list-style-name="">
      <style:text-properties fo:language="cs" fo:country="CZ" fo:font-weight="bold" style:font-weight-asian="bold" style:font-weight-complex="bold"/>
    </style:style>
    <style:style style:name="P14" style:family="paragraph" style:parent-style-name="Heading_20_4">
      <style:text-properties fo:text-transform="uppercase"/>
    </style:style>
    <style:style style:name="P15" style:family="paragraph" style:parent-style-name="Heading_20_6">
      <style:paragraph-properties fo:margin-top="0.25in" fo:margin-bottom="0in" fo:text-align="center" style:justify-single-word="false"/>
      <style:text-properties fo:text-transform="uppercase" fo:font-size="14pt" style:font-size-asian="14pt" style:font-size-complex="14pt"/>
    </style:style>
    <style:style style:name="P16" style:family="paragraph" style:parent-style-name="Heading_20_6">
      <style:paragraph-properties fo:margin-top="0.0138in" fo:margin-bottom="0.028in"/>
      <style:text-properties fo:font-size="13pt" fo:language="cs" fo:country="CZ" style:font-size-asian="13pt" style:font-size-complex="13pt"/>
    </style:style>
    <style:style style:name="P17" style:family="paragraph" style:parent-style-name="Heading_20_6">
      <style:paragraph-properties fo:margin-top="0.0138in" fo:margin-bottom="0.028in"/>
      <style:text-properties fo:font-size="13pt" style:font-size-asian="13pt" style:font-size-complex="13pt"/>
    </style:style>
    <style:style style:name="P18" style:family="paragraph" style:parent-style-name="Heading_20_6">
      <style:paragraph-properties fo:margin-top="0.0138in" fo:margin-bottom="0.028in"/>
      <style:text-properties fo:font-size="12pt" style:font-size-asian="12pt" style:font-size-complex="14pt"/>
    </style:style>
    <style:style style:name="P19" style:family="paragraph" style:parent-style-name="Heading_20_8">
      <style:paragraph-properties fo:margin-top="0.5in" fo:margin-bottom="0.1665in" fo:text-align="center" style:justify-single-word="false"/>
      <style:text-properties fo:text-transform="uppercase" fo:font-style="normal" fo:font-weight="bold" style:font-style-asian="normal" style:font-weight-asian="bold" style:font-weight-complex="bold"/>
    </style:style>
    <style:style style:name="P20" style:family="paragraph" style:parent-style-name="Heading_20_1">
      <style:paragraph-properties fo:break-before="page"/>
    </style:style>
    <style:style style:name="T1" style:family="text">
      <style:text-properties fo:language="cs" fo:country="CZ"/>
    </style:style>
    <style:style style:name="T2" style:family="text">
      <style:text-properties fo:language="zxx" fo:country="none" style:language-asian="zxx" style:country-asian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YSOKÉ UČENÍ TECHNICKÉ V BRNĚ</text:p>
      <text:p text:style-name="P6">BRNO UNIVERSITY OF TECHNOLOGY</text:p>
      <text:p text:style-name="P7">FAKULTA informačních technologií</text:p>
      <text:p text:style-name="P4">FACULTY OF INFORMATION TECHNOLOGY</text:p>
      <text:h text:style-name="P14" text:outline-level="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bookmark-start text:name="Text8"/>Semestrální týmový projekt </text:p>
      <text:p text:style-name="P3">z předmětu <text:bookmark-end text:name="Text8"/>Marketing (MAR)</text:p>
      <text:h text:style-name="P15" text:outline-level="6"><text:bookmark-start text:name="Text9"/>C<text:bookmark-end text:name="Text9"/>zech cuisine consulting – <text:line-break/>poradenství v oblasti tradiční české kuchyně <text:s text:c="14"/></text:h>
      <text:p text:style-name="Standard"/>
      <text:p text:style-name="Standard"/>
      <text:h text:style-name="P16" text:outline-level="6">Autoři práce<text:tab/><text:tab/><text:tab/>Bc. Stanislav Heller</text:h>
      <text:h text:style-name="P16" text:outline-level="6"><text:tab/><text:tab/><text:tab/><text:tab/>Bc. Ota Pavelek</text:h>
      <text:h text:style-name="P17" text:outline-level="6"><text:tab/><text:tab/><text:tab/><text:tab/><text:span text:style-name="T1">Bc. Tomáš Slavotínek</text:span></text:h>
      <text:p text:style-name="P11"/>
      <text:h text:style-name="P18" text:outline-level="6">Studijní obor<text:tab/><text:tab/><text:tab/><text:span text:style-name="T2">Inteligentní systémy / Informační management / ??</text:span></text:h>
      <text:h text:style-name="P18" text:outline-level="6">Ročník / Studijní skupina<text:tab/>Pátý</text:h>
      <text:h text:style-name="P18" text:outline-level="6">Cvičící předmětu<text:tab/><text:tab/><text:tab/><field:fieldmark-start text:name="__Fieldmark__274_749548639" field:type="vnd.oasis.opendocument.field.FORMTEXT"><field:param field:name="Description" field:value=""/><field:param field:name="Name" field:value="Text7"/></field:fieldmark-start><text:span text:style-name="T2">Ing. Petr Novák, Ph.D.</text:span><field:fieldmark-end/></text:h>
      <text:h text:style-name="P19" text:outline-level="8">BRNO 2013</text:h>
      <text:p text:style-name="P8">Anotace</text:p>
      <text:p text:style-name="P2">Czech Cuisine Consulting je společnost zabývající se poradenskými službami v oblasti české a moravské gastronomie. Cílem společnosti je zpopularizovat českou kuchyni v dnešní době, kdy recepty na tradiční pokrmy jsou zapomínány ve víru internacionální kuchyně. Společnost nabízí služby v podobě přímého poradenství, ukázkových akcí a tzv. “Gurmánských víkendů”, kde se účastník aktivně seznámí s recepturami a tradičním kulinářským know-how.</text:p>
      <text:h text:style-name="P20" text:outline-level="1">Obsah</text:h>
      <text:p text:style-name="Text_20_body">TODO</text:p>
      <text:p text:style-name="Standard"/>
      <text:p text:style-name="Standard"/>
      <text:p text:style-name="P9"/>
      <text:h text:style-name="P20" text:outline-level="1">Úvod a cíl práce</text:h>
      <text:h text:style-name="P12" text:outline-level="1">Tato práce se zabývá zpracováním projektu do předmětu Marketing na FIT VUT v Brně. Řešiteli jsou Stanislav Heller, Ota Pavelek a Tomáš Slavotínek. Studenti si vybrali fiktivní nově založenou firmu Czech Cuisine Consulting, jejímž novým produktem bude poskytování poradenství v oboru české a moravské gastronomie.</text:h>
      <text:h text:style-name="P12" text:outline-level="1">Cílem projektu je zpracování analýz pro uvedení tohoto nového produktu na trh.</text:h>
      <text:h text:style-name="P13" text:outline-level="1">TODO: rozšířit. V zadání je uvedeno: jasné definování cíle práce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style:font-size-asian="10.5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size="16pt" fo:font-weight="bold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0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Příloha č. 1: Vzor titulní strany týmového projektu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5:20:19</meta:creation-date>
    <dc:date>2013-03-30T16:58:18</dc:date>
    <meta:editing-duration>PT30M43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3" meta:paragraph-count="23" meta:word-count="209" meta:character-count="1467" meta:non-whitespace-character-count="1252"/>
  </office:meta>
</office:document-meta>
</file>